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adicional con Variables, constantes y %TYPE</text:p>
      <text:p text:style-name="P1"/>
      <text:p text:style-name="P2">PRÁCTICA</text:p>
      <text:p text:style-name="P1">Realizar el siguiente ejercicio. La solución está debajo</text:p>
      <text:p text:style-name="P1"/>
      <text:p text:style-name="P1">QUEREMOS CALCULAR EL IMPUESTO DE UN PRODUCTO</text:p>
      <text:p text:style-name="P1">EL IMPUESTO DEL 21% LO PONEMOS EN UNA CONSTANTE</text:p>
      <text:p text:style-name="P1">cREAMOS UNA VARIABLE DE TIPO NUMBER (5,2) PARA PONER EL PRECIO DEL PRODUCTO</text:p>
      <text:p text:style-name="P1">CREAMOS OTRA VARIABLE PARA EL RESULTADO. LE DECIMOS QUE ES DEL MISMO TIPO (TYPE)</text:p>
      <text:p text:style-name="P1">QUE LA ANTERIOR</text:p>
      <text:p text:style-name="P1">HACEMOS EL CÁLCULO Y VISUALIZAMOS EL RESULTADO.</text:p>
      <text:p text:style-name="P1">*/</text:p>
      <text:p text:style-name="P1"/>
      <text:p text:style-name="P1"/>
      <text:p text:style-name="P1"/>
      <text:p text:style-name="P2">SOLUCIÓN</text:p>
      <text:p text:style-name="P1"/>
      <text:p text:style-name="P1">SET SERVEROUTPUT ON</text:p>
      <text:p text:style-name="P1"/>
      <text:p text:style-name="P1">DECLARE</text:p>
      <text:p text:style-name="P1"/>
      <text:p text:style-name="P1"><text:s text:c="4"/>impuesto <text:s text:c="3"/>CONSTANT NUMBER := 21;</text:p>
      <text:p text:style-name="P1"/>
      <text:p text:style-name="P1"><text:s text:c="4"/>precio <text:s text:c="5"/>NUMBER(5, 2);</text:p>
      <text:p text:style-name="P1"/>
      <text:p text:style-name="P1"><text:s text:c="4"/>resultado <text:s text:c="2"/>precio%TYPE;</text:p>
      <text:p text:style-name="P1"/>
      <text:p text:style-name="P1">BEGIN</text:p>
      <text:p text:style-name="P1"/>
      <text:p text:style-name="P1"><text:s text:c="4"/>precio := 100.50;</text:p>
      <text:p text:style-name="P1"/>
      <text:p text:style-name="P1"><text:s text:c="4"/>resultado := precio * impuesto / 100;</text:p>
      <text:p text:style-name="P1"/>
      <text:p text:style-name="P1"><text:s text:c="4"/>dbms_output.put_line(resultado);</text:p>
      <text:p text:style-name="P1"/>
      <text:p text:style-name="P1">END;</text:p>
      <text:p text:style-name="P1"/>
      <text:p text:style-name="P1"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Mincho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57S</meta:editing-duration>
    <meta:editing-cycles>4</meta:editing-cycles>
    <meta:generator>OpenOffice/4.1.11$Win32 OpenOffice.org_project/4111m1$Build-9808</meta:generator>
    <dc:date>2022-03-10T08:35:32.79</dc:date>
    <dc:creator>Victor Visús García</dc:creator>
    <meta:document-statistic meta:table-count="0" meta:image-count="0" meta:object-count="0" meta:page-count="1" meta:paragraph-count="22" meta:word-count="99" meta:character-count="663"/>
    <meta:user-defined meta:name="Info 1"/>
    <meta:user-defined meta:name="Info 2"/>
    <meta:user-defined meta:name="Info 3"/>
    <meta:user-defined meta:name="Info 4"/>
  </office:meta>
</office:document-meta>
</file>